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PythonRun</text:h>
                    <text:list>
                        <text:list-item>
                            <text:h text:style-name="Heading_20_2" text:outline-level="2">Description</text:h>
                        </text:list-item>
                    </text:list>
                </text:list-item>
            </text:list>

            <text:p text:style-name="Standard"><text:span>Runs a python script and sends the handle of the running script to the </text:span><text:span text:style-name="backtick">handle</text:span><text:span> output. This handle is used in the </text:span><text:span text:style-name="backtick">PythonEnd</text:span><text:span> Action if we want to stop a running Python script or in the </text:span><text:span text:style-name="backtick">PythonSendMessage</text:span><text:span> Action if we want to send a message from Flow to a Python script, and it is needed because several scripts can be started at some point and the running script is determined through this handl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Script source option
                                                                        <text:s text:c="4"/>
                                                                        <text:span text:style-name="T2">Enum</text:span>
                                                                    </text:h>
                                                                </text:list-item>
                                                            </text:list>
                                                        </text:list-item>
                                                    </text:list>
                                                </text:list-item>
                                            </text:list>
                                            <text:p text:style-name="Standard"><text:span>The source of the python script can be specified in three ways:</text:span></text:p><text:span> </text:span><text:list xml:id="list1" text:style-name="List_20_1">
                    <text:list-item>
                            <text:p text:style-name="List_20_1">
                            <text:span><text:span>Inline script</text:span></text:span>
                            </text:p>
                        </text:list-item>,<text:list-item>
                            <text:p text:style-name="List_20_1">
                            <text:span><text:span>Inline script as expression</text:span></text:span>
                            </text:p>
                        </text:list-item>,<text:list-item>
                            <text:p text:style-name="List_20_1">
                            <text:span><text:span>Script file</text:span></text:span>
                            </text:p>
                        </text:list-item>
                </text:list><text:span> </text:span>
                                            <text:p text:style-name="Standard"/>,
                                            <text:list xml:id="list1065229068" text:continue-numbering="true" text:style-name="Outline">
                                                <text:list-item>
                                                    <text:list>
                                                        <text:list-item>
                                                            <text:list>
                                                                <text:list-item>
                                                                    <text:h text:style-name="Heading_20_3" text:outline-level="3">
                                                                        Inline script
                                                                        <text:s text:c="4"/>
                                                                        <text:span text:style-name="T2">Python</text:span>
                                                                    </text:h>
                                                                </text:list-item>
                                                            </text:list>
                                                        </text:list-item>
                                                    </text:list>
                                                </text:list-item>
                                            </text:list>
                                            <text:p text:style-name="Standard"><text:span>If </text:span><text:span text:style-name="backtick">Inline script</text:span><text:span> was selected for </text:span><text:span text:style-name="backtick">Script source option</text:span><text:span>, then the source code of the script should be entered here.</text:span></text:p><text:span> </text:span>
                                            <text:p text:style-name="Standard"/>,
                                            <text:list xml:id="list1065229068" text:continue-numbering="true" text:style-name="Outline">
                                                <text:list-item>
                                                    <text:list>
                                                        <text:list-item>
                                                            <text:list>
                                                                <text:list-item>
                                                                    <text:h text:style-name="Heading_20_3" text:outline-level="3">
                                                                        Inline script as expression
                                                                        <text:s text:c="4"/>
                                                                        <text:span text:style-name="T2">EXPRESSION (string)</text:span>
                                                                    </text:h>
                                                                </text:list-item>
                                                            </text:list>
                                                        </text:list-item>
                                                    </text:list>
                                                </text:list-item>
                                            </text:list>
                                            <text:p text:style-name="Standard"><text:span>If </text:span><text:span text:style-name="backtick">Inline script as expression</text:span><text:span> was selected for </text:span><text:span text:style-name="backtick">Script source option</text:span><text:span>, then here you need to enter an expression that will return a string containing the source code of the script when evaluated.</text:span></text:p><text:span> </text:span>
                                            <text:p text:style-name="Standard"/>,
                                            <text:list xml:id="list1065229068" text:continue-numbering="true" text:style-name="Outline">
                                                <text:list-item>
                                                    <text:list>
                                                        <text:list-item>
                                                            <text:list>
                                                                <text:list-item>
                                                                    <text:h text:style-name="Heading_20_3" text:outline-level="3">
                                                                        Script file
                                                                        <text:s text:c="4"/>
                                                                        <text:span text:style-name="T2">EXPRESSION (string)</text:span>
                                                                    </text:h>
                                                                </text:list-item>
                                                            </text:list>
                                                        </text:list-item>
                                                    </text:list>
                                                </text:list-item>
                                            </text:list>
                                            <text:p text:style-name="Standard"><text:span>If </text:span><text:span text:style-name="backtick">Script file' was selected for </text:span><text:span>Script source option', then the file path to the `.py' file should be entered here.</text:span></text:p><text:span> </text:span>
                                            <text:p text:style-name="Standard"/>,
                                            <text:list xml:id="list1065229068" text:continue-numbering="true" text:style-name="Outline">
                                                <text:list-item>
                                                    <text:list>
                                                        <text:list-item>
                                                            <text:list>
                                                                <text:list-item>
                                                                    <text:h text:style-name="Heading_20_3" text:outline-level="3">
                                                                        Python path
                                                                        <text:s text:c="4"/>
                                                                        <text:span text:style-name="T2">EXPRESSION (string)</text:span>
                                                                    </text:h>
                                                                </text:list-item>
                                                            </text:list>
                                                        </text:list-item>
                                                    </text:list>
                                                </text:list-item>
                                            </text:list>
                                            <text:p text:style-name="Standard"><text:span>The full path to the python command. If the python command is already in the system path, then it can be set to an empty string, i.e. </text:span><text:span text:style-name="backtick">""</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handle
                                                        <text:s text:c="4"/>
                                                        <text:span text:style-name="T2">DATA(integer) | OPTIONAL</text:span>
                                                    </text:h>
                                                </text:list-item>
                                            </text:list>
                                        </text:list-item>
                                    </text:list>
                                </text:list-item>
                            </text:list>
                            <text:p text:style-name="Standard"><text:span>Returns the handle of the running script used in </text:span><text:span text:style-name="T1">PythonEnd</text:span><text:span> and </text:span><text:span text:style-name="T1">PythonSendMessage</text:span><text:span> Actions.</text:span></text:p><text:span> </text:span>
                            <text:p text:style-name="Standard"/>,
                            <text:list xml:id="list513662346" text:continue-numbering="true" text:style-name="Outline">
                                <text:list-item>
                                    <text:list>
                                        <text:list-item>
                                            <text:list>
                                                <text:list-item>
                                                    <text:h text:style-name="Heading_20_3" text:outline-level="3">
                                                        message
                                                        <text:s text:c="4"/>
                                                        <text:span text:style-name="T2">DATA(string) | OPTIONAL</text:span>
                                                    </text:h>
                                                </text:list-item>
                                            </text:list>
                                        </text:list-item>
                                    </text:list>
                                </text:list-item>
                            </text:list>
                            <text:p text:style-name="Standard"><text:span>Everything that is printed to </text:span><text:span text:style-name="backtick">stdout</text:span><text:span> within the running Python script will be sent through this output. In this way, the python script sends a message to Flow, and if Flow wants to send a message to the Python script, then the </text:span><text:span text:style-name="T1">PythonSendMessage</text:span><text:span> Action should be us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Charts</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